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in" fo:page-height="118.1098in" style:num-format="1" style:print-orientation="portrait" fo:margin-top="0in" fo:margin-bottom="0in" fo:margin-left="0in" fo:margin-right="0in" fo:background-color="transparent" style:writing-mode="lr-tb" draw:fill="non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Frazier</meta:initial-creator>
    <meta:creation-date>2020-09-20T21:10:19.210523335</meta:creation-date>
    <dc:date>2020-09-20T21:15:12.486873613</dc:date>
    <dc:creator>Bob Frazier</dc:creator>
    <meta:editing-duration>PT4M5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2.2.2$FreeBSD_X86_64 LibreOffice_project/20$Build-2</meta:generator>
  </office:meta>
</office:document-meta>
</file>